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g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318" calcext:value-type="float">
            <text:p>43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8" meta:object-count="0"/>
    <meta:generator>LibreOffice/5.1.6.2.0$Linux_x86 LibreOffice_project/10m0$Build-2</meta:generator>
  </office:meta>
</office:document-meta>
</file>